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65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6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Suppli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6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6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6" office:value-type="string" calcext:value-type="string">
            <text:p>Status</text:p>
          </table:table-cell>
          <table:table-cell table:style-name="ce96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63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7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6"/>
        </table:table-row>
        <table:table-row table:style-name="ro1">
          <table:table-cell table:style-name="ce3" office:value-type="string" calcext:value-type="string">
            <text:p>CSRM-GRK-04</text:p>
          </table:table-cell>
          <table:table-cell table:style-name="Default" table:number-columns-repeated="2"/>
          <table:table-cell table:style-name="ce22"/>
          <table:table-cell table:style-name="ce92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A</text:p>
          </table:table-cell>
          <table:table-cell office:value-type="string" calcext:value-type="string">
            <text:p>Outland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A.1</text:p>
          </table:table-cell>
          <table:table-cell office:value-type="string" calcext:value-type="string">
            <text:p>Inland Forest Arra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A.2</text:p>
          </table:table-cell>
          <table:table-cell office:value-type="string" calcext:value-type="string">
            <text:p>Outland Forest Arra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float" office:value="6" calcext:value-type="float">
            <text:p>6</text:p>
          </table:table-cell>
          <table:table-cell office:value-type="string" calcext:value-type="string">
            <text:p>Conn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</text:p>
          </table:table-cell>
          <table:table-cell office:value-type="string" calcext:value-type="string">
            <text:p>Inland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C</text:p>
          </table:table-cell>
          <table:table-cell office:value-type="string" calcext:value-type="string">
            <text:p>Outland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GR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p sufficiently similar to vanilla hideout to be competitive.</text:p>
          </table:table-cell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General Design/Greek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2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69];[.A7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9];[.A73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69];[.A7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9];[.A74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69];[.A75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69];[.A75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69];[.A7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9];[.A76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69];[.A77])" office:value-type="float" office:value="44" calcext:value-type="float" table:number-columns-spanned="2" table:number-rows-spanned="1">
            <text:p>44</text:p>
          </table:table-cell>
          <table:covered-table-cell/>
          <table:table-cell table:style-name="ce12" table:formula="of:=COUNTIF([.$F$8:.$F$69];[.A77])" office:value-type="float" office:value="45" calcext:value-type="float" table:number-columns-spanned="2" table:number-rows-spanned="1">
            <text:p>45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69];[.A7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9];[.A78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calcext:conditional-formats>
          <calcext:conditional-format calcext:target-range-address="'DATE (YY-MM-DD)'.F8:'DATE (YY-MM-DD)'.F26 'DATE (YY-MM-DD)'.D8:'DATE (YY-MM-DD)'.D26 'DATE (YY-MM-DD)'.D29:'DATE (YY-MM-DD)'.D31 'DATE (YY-MM-DD)'.F29:'DATE (YY-MM-DD)'.F31 'DATE (YY-MM-DD)'.D33:'DATE (YY-MM-DD)'.D33 'DATE (YY-MM-DD)'.F33:'DATE (YY-MM-DD)'.F33 'DATE (YY-MM-DD)'.F35:'DATE (YY-MM-DD)'.F38 'DATE (YY-MM-DD)'.D35:'DATE (YY-MM-DD)'.D38 'DATE (YY-MM-DD)'.D40:'DATE (YY-MM-DD)'.D43 'DATE (YY-MM-DD)'.F40:'DATE (YY-MM-DD)'.F43 'DATE (YY-MM-DD)'.F45:'DATE (YY-MM-DD)'.F45 'DATE (YY-MM-DD)'.D45:'DATE (YY-MM-DD)'.D45 'DATE (YY-MM-DD)'.D47:'DATE (YY-MM-DD)'.D48 'DATE (YY-MM-DD)'.F47:'DATE (YY-MM-DD)'.F48 'DATE (YY-MM-DD)'.D50:'DATE (YY-MM-DD)'.D52 'DATE (YY-MM-DD)'.F50:'DATE (YY-MM-DD)'.F52 'DATE (YY-MM-DD)'.D54:'DATE (YY-MM-DD)'.D61 'DATE (YY-MM-DD)'.F54:'DATE (YY-MM-DD)'.F61 'DATE (YY-MM-DD)'.D63:'DATE (YY-MM-DD)'.D63 'DATE (YY-MM-DD)'.F63:'DATE (YY-MM-DD)'.F63 'DATE (YY-MM-DD)'.D65:'DATE (YY-MM-DD)'.D65 'DATE (YY-MM-DD)'.F65:'DATE (YY-MM-DD)'.F65 'DATE (YY-MM-DD)'.D67:'DATE (YY-MM-DD)'.D67 'DATE (YY-MM-DD)'.F67:'DATE (YY-MM-DD)'.F67 'DATE (YY-MM-DD)'.D69:'DATE (YY-MM-DD)'.D69 'DATE (YY-MM-DD)'.F69:'DATE (YY-MM-DD)'.F69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7T21:25:33.965000000</dc:date>
    <meta:editing-duration>P2DT15H45M14S</meta:editing-duration>
    <meta:editing-cycles>172</meta:editing-cycles>
    <meta:generator>LibreOffice/7.1.3.2$Windows_X86_64 LibreOffice_project/47f78053abe362b9384784d31a6e56f8511eb1c1</meta:generator>
    <meta:document-statistic meta:table-count="1" meta:cell-count="222" meta:object-count="0"/>
  </office:meta>
</office:document-meta>
</file>